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solid" style:text-position="0% 100%" style:font-name="Times New Roman" style:text-underline-style="none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text-underline-style="solid" style:text-underline-width="auto" style:text-underline-color="font-color"/>
    </style:style>
    <style:style style:name="T8" style:family="text">
      <style:text-properties style:text-line-through-style="none" style:text-underline-style="none"/>
    </style:style>
    <style:style style:name="T9" style:family="text">
      <style:text-properties style:text-line-through-style="none" style:text-position="super 58%" style:text-underline-style="none"/>
    </style:style>
    <style:style style:name="T10" style:family="text">
      <style:text-properties style:text-line-through-style="none" style:text-position="0% 100%" style:text-underline-style="none"/>
    </style:style>
    <style:style style:name="T11" style:family="text">
      <style:text-properties style:text-line-through-style="none" style:text-position="0% 100%" style:text-underline-style="solid" style:text-underline-width="auto" style:text-underline-color="font-color"/>
    </style:style>
    <style:style style:name="T12" style:family="text">
      <style:text-properties style:text-line-through-style="none" style:text-position="0% 100%" style:font-name="Times New Roman1" style:text-underline-style="none"/>
    </style:style>
    <style:style style:name="T13" style:family="text">
      <style:text-properties style:text-line-through-style="none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9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 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An explanatory lecture/</text:p>
      <text:p text:style-name="P7">For Vayekra/</text:p>
      <text:p text:style-name="P7"/>
      <text:p text:style-name="P6">[Page 1]</text:p>
      <text:p text:style-name="P6">To <text:span text:style-name="T2">sin</text:span><text:span text:style-name="T6"> err is human, but to acknowledge oneself </text:span><text:span text:style-name="T2">at fault</text:span><text:span text:style-name="T6"> in error is/ godly. <text:s/>so I learn from what we my Brethren have jointly read./ <text:s/>The high-priest </text:span><text:span text:style-name="T2">officiating before</text:span><text:span text:style-name="T6"> ministering in the Holy of holies, might involuntarily have/ </text:span><text:span text:style-name="T2">fallen into errors</text:span><text:span text:style-name="T6"> committed a fault. <text:s/>He was naturally supposed to be fully conversant/ with the Law, still, he might unawares have acted </text:span><text:span text:style-name="T2">against</text:span><text:span text:style-name="T6"> in opposition to some ordi-/-nances and thus led the people astray. <text:s/>How could that official/ atone for a wrong unintentionally </text:span><text:span text:style-name="T2">committed?</text:span><text:span text:style-name="T6"> done? <text:s/>By making an/ open confession, through an offering indicative of his regret./ <text:s/>The Senate of the nation, might have arrived at a decision/ conflicting with the words of Holy Writ. <text:s/>Wisdom was surely/ to have guided that tribunal in its deliberations. <text:s/>Yet, from/ its midst, grievous mistakes might have issued forth, which/ the community, in ignorance, readily accepted. <text:s/>Ought the/ dignity of that body, to have prevented a public avowal of its misjudg-/-ment? <text:s/>No: a burnt-sacrifice, like that brought by the/ high-priest, when at fault, was to tell all that the legisla-/-tion assembly had sinned. <text:s/>Nay: royalty itself was to/ conform with that rule; for, a princely rank is not lowered/ by the acknowledgment of one's hability to err. <text:s/>And just be-/-cause a man raised to a lofty </text:span><text:span text:style-name="T2">position</text:span><text:span text:style-name="T6"> station is regarded as the/</text:span></text:p>
      <text:p text:style-name="P6"><text:span text:style-name="T6"/></text:p>
      <text:p text:style-name="P6"><text:soft-page-break/><text:span text:style-name="T6">[Page 2]</text:span></text:p>
      <text:p text:style-name="P6"><text:span text:style-name="T6">exponent of the Law, therefore he must own his/ </text:span><text:span text:style-name="T2">offense</text:span><text:span text:style-name="T6"> shortcomings, when he discovers that he has unwittingly/ failed in his duty. <text:s/>Thus will he add honor to himself,/ by honoring Truth, for, to </text:span><text:span text:style-name="T2">sin</text:span><text:span text:style-name="T6"> err is human, but to acknowledge oneself/ at fault is godly. <text:s/>Such, my Brethren, is the lesson de-/-rived from the contents of our Parasha. <text:s/>And the sages commenting/ on it utter the following sentence [Hebrew]/ "Happy may that age be considered, in which men in power/ being a trespass-offering." <text:s/>For, they who are scrupulous about/ unintentional mistakes, will be naturally on their guard against/ a wilful[sic!] departure from the commands of God./</text:span></text:p>
      <text:p text:style-name="P6"><text:span text:style-name="T6">Indeed, so conscientious were some of our ancient </text:span><text:span text:style-name="T2">Doctors</text:span><text:span text:style-name="T6"> preceptors, that/ lest their conduct be not, at all times, faultless, they shrunk/ from positions of great responsibility. <text:s/>It is narrated of B./ Joshua,--a needle-maker by trade, but a person of broad/ culture, and an astronomer besides--that on one occasion he travelled[sic!] at/ sea with B. Gambiel, the patriarch, or president of the Sandhe-/-drin. <text:s/>The latter had taken bread with the rest of his provision,/ but the former had also supplied himself with articles less apt/ to mould. <text:s/>Being detained in their voyage, R. Gambiel/ inquired of his companion whether he knew before hand what/ was to happen, that he had brought along what might/</text:span></text:p>
      <text:p text:style-name="P6"><text:span text:style-name="T6"/></text:p>
      <text:p text:style-name="P6"><text:span text:style-name="T6">[Page 3]</text:span></text:p>
      <text:p text:style-name="P6"><text:span text:style-name="T6">have seemed at first unnecessary. <text:s/>R. Joshua answered, that/ he was not sure of the detention, but he had learnt that a/ certain Har, appearing at distant periods and in various di-/-rections, </text:span><text:span text:style-name="T2">was</text:span><text:span text:style-name="T6"> had often deceived captains of vessels </text:span><text:span text:style-name="T2">in their cal-</text:span><text:span text:style-name="T6">/ </text:span><text:span text:style-name="T2">-culations,</text:span><text:span text:style-name="T6"> and he wanted to guard against the possibility/ of their having to suffer </text:span><text:span text:style-name="T2">for with</text:span><text:span text:style-name="T6"> hunger. <text:s/>The president of the/ Sanhedrin astonished </text:span><text:span text:style-name="T2">said</text:span><text:span text:style-name="T6"> exclaimed "Are you so learned, and work at a menial/ trade?" <text:s/>To which the other Rabbi replied. <text:s/>"You show sur-/-prise at </text:span><text:span text:style-name="T7">my</text:span><text:span text:style-name="T8"> </text:span><text:span text:style-name="T3">doing so</text:span><text:span text:style-name="T8"> mode of living. <text:s/>Why, I am acquainted with two of/ your pupils who are living in utter destitution, </text:span><text:span text:style-name="T3">and nevertheless</text:span><text:span text:style-name="T8"> notwithstanding that/ </text:span><text:span text:style-name="T3">they their</text:span><text:span text:style-name="T8"> among their varied knowledge that which they have of mathematics </text:span><text:span text:style-name="T3">is</text:span><text:span text:style-name="T8"> cannot be surpassed."/ <text:s/>On his return home, B. Gambiel sent after those scholars intending/ they should be entrusted with some lucrative office. <text:s/>Suspecting/ the object they did not obey the summons. <text:s/>He sent again,/ and as they hesitated to accept the offer, he made them over-/-come their diffidence, by saying, that to </text:span><text:span text:style-name="T3">govern</text:span><text:span text:style-name="T8"> guide a people/ aright is to serve the people, </text:span><text:span text:style-name="T3">and</text:span><text:span text:style-name="T8"> needing for the task/ just such qualities as they possessed, diligence, patience/ and forbearance./</text:span></text:p>
      <text:p text:style-name="P6"><text:span text:style-name="T8">Now, contrasting the scrupulousness, which the law/</text:span></text:p>
      <text:p text:style-name="P6"><text:span text:style-name="T8"/></text:p>
      <text:p text:style-name="P6"><text:span text:style-name="T8">[Page 4]</text:span></text:p>
      <text:p text:style-name="P6"><text:span text:style-name="T8">demands of its representatives, and which so/ influenced the </text:span><text:span text:style-name="T3">conduct</text:span><text:span text:style-name="T8"> actions of </text:span><text:span text:style-name="T3">some</text:span><text:span text:style-name="T8"> modest teachers in the days/ of old, with the assurance that some modern interpreters of/ the same law evince, and with their readiness to put on the badge/ of office, I cannot but ascribe the change to an almost/ universal degeneracy. <text:s/>I mean it in a mental as well as/ in a religious point of view. <text:s/>For, if Israelites were well/ informed </text:span><text:span text:style-name="T3">about</text:span><text:span text:style-name="T8"> touching the history and precepts of the Bible; if/ they had not entirely cast aside a knowledge </text:span><text:span text:style-name="T3">in</text:span><text:span text:style-name="T8"> with which/ they ought to be familiar, many new theories now eagerly/ embraced would be rejected as </text:span><text:span text:style-name="T3">untenable</text:span><text:span text:style-name="T8"> spurious. <text:s/>I will illus-/-trate my assertion by an incident lately brought to my/ notice. <text:s/>A Hebrew, observant of our practices, conver-/sing with a preacher of the law-abolishing school, was/ presented with an array of reasonings as to the permission/ of altering </text:span><text:span text:style-name="T3">the</text:span><text:span text:style-name="T8"> Scriptural commands to suit times and cir-/-cumstances. <text:s/>I shall this morning cite only one of/ the arguments advanced, reasoning to myself the privilege/ of dwelling upon others, hereafter./</text:span></text:p>
      <text:p text:style-name="P6"><text:span text:style-name="T8">In the book of Leviticus, which we have begun this Sabbath,/ are laid down the rules concerning sacrifices and the kind of food/ of which we may partake. <text:s/>In the 17</text:span><text:span text:style-name="T9">th</text:span><text:span text:style-name="T10"> chapter,/</text:span></text:p>
      <text:p text:style-name="P6"><text:span text:style-name="T10"/></text:p>
      <text:p text:style-name="P6"><text:span text:style-name="T10">[Page 5]</text:span></text:p>
      <text:p text:style-name="P6"><text:span text:style-name="T10">an ordinance is given, which is repealed in Deuteronomy./ <text:s/>I will state it. <text:s/>While our fathers travelled[sic!] through/ the wilderness, they were forbidden to eat meat, unless the ani-/-mal had been </text:span><text:soft-page-break/><text:span text:style-name="T10">brought first to the door of the Tabernacle, and/ slaughtered there, spilling the blood upon the altar. <text:s/>The/ motive </text:span><text:span text:style-name="T4">given</text:span><text:span text:style-name="T10"> alleged is that the children of Israel might not offer/ any more to evil-spirits </text:span><text:span text:style-name="T4">supposed</text:span><text:span text:style-name="T10"> imagined to haunt deserted places./ <text:s/>It must appear obvious to all, that the ordinance meant/ to wean the mind of the people from an idolatrous super-/-stition, prevalent perhaps in Egypt, and that obedience to/ the behest was not difficult. <text:s/>For, as the sanctuary/ moved with the congregation in their journeys and rested/ when they stopped, a person might with comparative ease/ have driven there the animal, whose flesh he desired to eat./ <text:s/>Besides; in the wilderness few could have been the opportu-/-nities of indulging in such food, as the complaint made by/ the people, that the manna was their only sustenance, evidently/ shows. <text:s/>But after the conquest of the holy land, when the/ manna had ceased; when our ancestors settled in cities far apart,/ and the Tabernacle (and afterwards Solomon's temple) became/ stationary, it was impossible to enforce the prescription carried/ out during the forty years' wandering in uninhabited regions./</text:span></text:p>
      <text:p text:style-name="P6"><text:span text:style-name="T10"/></text:p>
      <text:p text:style-name="P6"><text:span text:style-name="T10">[Page 6]</text:span></text:p>
      <text:p text:style-name="P6"><text:span text:style-name="T10">Therefore it was necessarily abrogated. <text:s/>And we read in/ the fifth book of Moses, that our fathers were told they/ might kill animals for their use, wherever they chose, as/ soon as they were established in Palestine, provided they did/ so in a manner that the blood, which is the vitality, be/ spilt on the ground, and never eaten. <text:s/>Now, upon that/ historical </text:span><text:span text:style-name="T4">data</text:span><text:span text:style-name="T10"> fact, the preacher above referred to, based one of his/ argument. <text:s/>He inferred from what I have explained </text:span><text:span text:style-name="T4">it</text:span><text:span text:style-name="T10">, that the law </text:span><text:span text:style-name="T4">was to</text:span><text:span text:style-name="T10"> must ac-/-comodate itself to circumstances; and that as well as one of/ its </text:span><text:span text:style-name="T4">rules</text:span><text:span text:style-name="T10"> provisions was abolished, because no longer practicable, so/ </text:span><text:span text:style-name="T4">might</text:span><text:span text:style-name="T10"> should others be set at naught, when found too irksome./ <text:s/>I cannot see the force of such reasoning. <text:s/>Can you my Brethren?/ <text:s/>Because the Divine Legislator altered a </text:span><text:span text:style-name="T4">law</text:span><text:span text:style-name="T10"> rule, which He had/ enacted at one period for a specified purpose, and which,/ changes in time and place, put beyond the </text:span><text:span text:style-name="T4">means</text:span><text:span text:style-name="T10"> power of hu/-man performance, therefore </text:span><text:span text:style-name="T11">we</text:span><text:span text:style-name="T10"> may do away, </text:span><text:span text:style-name="T4">with</text:span><text:span text:style-name="T10"> at pleasure,/ with what </text:span><text:span text:style-name="T4">imposes</text:span><text:span text:style-name="T10"> entails privations, or </text:span><text:span text:style-name="T4">savors</text:span><text:span text:style-name="T10"> makes us too strongly </text:span><text:span text:style-name="T4">of eastern</text:span><text:span text:style-name="T10"> peculiar./ </text:span><text:span text:style-name="T4">practices.</text:span><text:span text:style-name="T10"> <text:s/>By that line of argument, we are left then abso-/-lute judges of what may be retained, and what may be rejected/ in the Bible. <text:s/>And as the sabbath and holidays, stand/</text:span></text:p>
      <text:p text:style-name="P6"><text:span text:style-name="T10"/></text:p>
      <text:p text:style-name="P6"><text:span text:style-name="T10">[Page 7]</text:span></text:p>
      <text:p text:style-name="P6"><text:span text:style-name="T10">provokingly in our way, not any less than dietary/ restrictions, we, of the present age, may declare the/ same suspended. <text:s/>In fact, I am at a loss to understand why/ this doctrine is not at once proclaimed from the pulpit, it being/ </text:span><text:span text:style-name="T4">clearly</text:span><text:span text:style-name="T10"> logically deducible from the reasoning brought forward by more/ than one preacher. <text:s/>Perhaps the people are not considered/ sufficiently prepared to accept it. <text:s/>And as ministers, after all/ are bodily as well as spiritual creatures, and they cannot/ well spare the patronage of the faithful, it may be im-/polite to startle the flock with extreme views. <text:s/>But if they,/ whose voluntary calling it is to back </text:span><text:span text:style-name="T4">judge</text:span><text:span text:style-name="T10"> Judaism, from a/ Biblical and historical-stand point consulted the</text:span><text:span text:style-name="T4">ir obligation</text:span><text:span text:style-name="T10"> will/ to their heavenly Master, </text:span><text:span text:style-name="T4">rather</text:span><text:span text:style-name="T10"> more than the </text:span><text:span text:style-name="T4">indebtedness</text:span><text:span text:style-name="T10"> pleasures </text:span><text:span text:style-name="T4">of man</text:span><text:span text:style-name="T10"> of/ </text:span><text:span text:style-name="T4">to</text:span><text:span text:style-name="T10"> their terrestrial constitu</text:span><text:span text:style-name="T4">t</text:span><text:span text:style-name="T10">ents, they would discover that to/ retrace their steps from a dangerous path, rather than proceed/ farther in its precipitous course is their real interest./ <text:s/>For to it many run headlong, in their subserviency to the whims/ and crotchets of an inconstant multitude, and the trespass/ they commit is not of a nature, as that for which our Parasha/ prescribed an expiatory sacrifice. <text:s/>It comes in the category of/ the presumptuous sins, which nothing, save early repentance/ can atone for. <text:s/>Because, he, who </text:span><text:span text:style-name="T4">knowing</text:span><text:span text:style-name="T10">being conversant in the the[sic!] law, interprets it/</text:span></text:p>
      <text:p text:style-name="P6"><text:span text:style-name="T10"/></text:p>
      <text:p text:style-name="P6"><text:span text:style-name="T10">[Page 8]</text:span></text:p>
      <text:p text:style-name="P6"><text:span text:style-name="T10">falsely, though he possess sacred learning and social virtues,/ will be cut off from a life everlasting. <text:s/>[Hebrew]/ [Hebrew]/ <text:s/>Our young brother, the Bar Mitzv</text:span><text:span text:style-name="T12">á</text:span><text:span text:style-name="T13">h has </text:span><text:span text:style-name="T5">involuntarily stigmatized</text:span><text:span text:style-name="T13"> unknowingly rebuked/ </text:span><text:span text:style-name="T5">that manner of teaching.</text:span><text:span text:style-name="T13"> such teachers. <text:s/>He said in his portion that neither/ leaven nor honey should be mixed in any offering of the Lord./ <text:s/>Why </text:span><text:span text:style-name="T5">should be</text:span><text:span text:style-name="T13"> that exclusion? because the first </text:span><text:soft-page-break/><text:span text:style-name="T13">represents arrogance, the second worldliness,/ two detestable sins, of which they who officiate at the altar should/ specially be free. <text:s/>For, the effect of swelling with </text:span><text:span text:style-name="T5">the idea of</text:span><text:span text:style-name="T13">/ self-</text:span><text:span text:style-name="T5">importance</text:span><text:span text:style-name="T13">sufficiency is to override the law, while excessive fondness/ of the sweets of life, stiffles[sic!] the conscience. <text:s/>Meekness/ and abstinence are recommended by the Sages as distinguishing/ characteristics of a religious instructor, corresponding to the virtues/ of Moses the first and greatest of our preceptors./ <text:s/></text:span></text:p>
      <text:p text:style-name="P6"><text:span text:style-name="T13">My </text:span><text:span text:style-name="T5">youthful</text:span><text:span text:style-name="T13"> dear little friend! <text:s/>Those </text:span><text:span text:style-name="T5">traits</text:span><text:span text:style-name="T13"> qualities, though not </text:span><text:span text:style-name="T5">not</text:span><text:span text:style-name="T13"> so/ vitally important in others as in him who ministers before the Lord,/ are nevertheless essentials in every man's conduct. <text:s/>And I am/ glad, that the words repeated today, and which you are not/ likely to forget, can serve as a reminder of the same [Hebrew]/ [Hebrew]. <text:s/>"Of what is leaven or honey, yet shall not/ make an offering by fire unto the Lord"/</text:span></text:p>
      <text:p text:style-name="P6"><text:span text:style-name="T13"/></text:p>
      <text:p text:style-name="P6"><text:span text:style-name="T13">[Page 9]</text:span></text:p>
      <text:p text:style-name="P6"><text:span text:style-name="T13">Understand: Worship God with lowliness of spirit. <text:s/>Beware of the/ leaven of hypocrisy. <text:s/>Use moderation in gratifying your/ wishes. <text:s/>True: Judaism </text:span><text:span text:style-name="T5">does not forbid the pleasures</text:span><text:span text:style-name="T13"> is not a gloomy religion. <text:s/>It does not preclude participating in the joys which earthly/ existence </text:span><text:span text:style-name="T5">presents</text:span><text:span text:style-name="T13"> proffers. <text:s/>It proclaims that we can serve the Almighty/ even while </text:span><text:span text:style-name="T5">enjoying</text:span><text:span text:style-name="T13"> delighting in the </text:span><text:span text:style-name="T5">blessings</text:span><text:span text:style-name="T13"> pleasures within our reach. <text:s/>But Judaism condemns/ an undue indulgence, which, like the eating of the luscious honey,/ fills to loathing, and injures the body and the soul. <text:s/>Let it be your/ endeavour to keep </text:span><text:span text:style-name="T5">body</text:span><text:span text:style-name="T13"> both healthy, and how to do it effectually,/ another sentence you have rehearsed figuratively tells. <text:s/>[Hebrew]/ [Hebrew] "Thou shalt not suffer salt--the symbol of the/ covenant of </text:span><text:span text:style-name="T5">the Lord</text:span><text:span text:style-name="T13"> Thy God--to cease from thy offering." <text:s/>To season and/ preserve the oblation brought to the altar, salt was indispensable./ <text:s/>To maintain your physical and spiritual well-being, for which/ God cares more than for burnt-sacrifices, you must be impregnated/ as it were, with the principles of the Torah. <text:s/>That is the salt, which/ will hold you in a sounds state, uncorrupt and incorruptible./ <text:s/>You have now taken upon yourself the observance of the Law./</text:span></text:p>
      <text:p text:style-name="P6"><text:span text:style-name="T13">And you have discernment enough to </text:span><text:span text:style-name="T5">understand</text:span><text:span text:style-name="T13"> comprehend the consequence of being/ bound to the performance of certain obligations. <text:s/>Fulfil[sic!] them, at present,/ to the best of your abilities. <text:s/>More will not be demanded of you. <text:s/>But/ in proportion as your abilities increase, your obedience of the precepts/ should be greater and more diversified. <text:s/>For unto whomsoever/ </text:span></text:p>
      <text:p text:style-name="P6"><text:span text:style-name="T13"/></text:p>
      <text:p text:style-name="P6"><text:span text:style-name="T13">[Page 10]</text:span></text:p>
      <text:p text:style-name="P6"><text:span text:style-name="T13">much is given, of him shall much be required. <text:s/>May/ you never be found wanting. <text:s/>But from this hour, may/ a career of usefulness to yourself, of profitablness[sic!] to your/ neighbor, and of credit </text:span><text:span text:style-name="T5">in</text:span><text:span text:style-name="T13"> to the faith you have </text:span><text:span text:style-name="T5">publicly</text:span><text:span text:style-name="T13">/ professed in public brightly open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2T11:37:12.15</meta:creation-date>
    <meta:document-statistic meta:table-count="0" meta:image-count="0" meta:object-count="0" meta:page-count="5" meta:paragraph-count="88" meta:word-count="2229" meta:character-count="13928"/>
    <dc:date>2012-05-22T14:39:10.57</dc:date>
    <dc:creator>Penn Libraries</dc:creator>
    <meta:editing-duration>PT00H04M54S</meta:editing-duration>
    <meta:editing-cycles>1</meta:editing-cycles>
    <meta:generator>OpenOffice.org/3.2$Win32 OpenOffice.org_project/320m12$Build-9483</meta:generator>
  </office:meta>
</office:document-meta>
</file>